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Helvetica, Verdana, sans-serif"/>
    <style:font-face style:name="Droid Sans Fallback" svg:font-family="'Droid Sans Fallback'" style:font-family-generic="system" style:font-pitch="variable"/>
    <style:font-face style:name="Lohit Devanagari" svg:font-family="'Lohit Devanagari'"/>
    <style:font-face style:name="Lohit Hindi" svg:font-family="'Lohit Hindi'"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6.986cm" fo:margin-left="0.011cm" fo:margin-right="0.004cm" table:align="margins" style:writing-mode="lr-tb"/>
    </style:style>
    <style:style style:name="Tabla1.A" style:family="table-column">
      <style:table-column-properties style:column-width="5.644cm" style:rel-column-width="21776*"/>
    </style:style>
    <style:style style:name="Tabla1.B" style:family="table-column">
      <style:table-column-properties style:column-width="5.68cm" style:rel-column-width="21913*"/>
    </style:style>
    <style:style style:name="Tabla1.C" style:family="table-column">
      <style:table-column-properties style:column-width="5.662cm" style:rel-column-width="21846*"/>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fo:background-color="#b2b2b2"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P1" style:family="paragraph" style:parent-style-name="Standard_20__28_user_29_">
      <style:text-properties style:font-name="Arial" fo:font-weight="bold" style:font-weight-asian="bold" style:font-weight-complex="bold"/>
    </style:style>
    <style:style style:name="P2" style:family="paragraph" style:parent-style-name="Standard_20__28_user_29_">
      <style:paragraph-properties fo:text-align="justify" style:justify-single-word="false"/>
      <style:text-properties style:font-name="Arial" fo:font-weight="normal" style:font-weight-asian="normal" style:font-weight-complex="normal"/>
    </style:style>
    <style:style style:name="P3" style:family="paragraph" style:parent-style-name="Table_20_Contents">
      <style:text-properties style:font-name="Arial"/>
    </style:style>
    <style:style style:name="P4" style:family="paragraph" style:parent-style-name="Table_20_Contents">
      <style:text-properties style:use-window-font-color="true" loext:opacity="0%" style:font-name="Arial" fo:font-weight="bold" fo:background-color="#b2b2b2" style:font-weight-asian="bold" style:font-weight-complex="bold"/>
    </style:style>
    <style:style style:name="P5" style:family="paragraph" style:parent-style-name="Table_20_Contents">
      <style:paragraph-properties fo:text-align="center" style:justify-single-word="false"/>
      <style:text-properties style:use-window-font-color="true" loext:opacity="0%" style:font-name="Arial" fo:font-weight="bold" fo:background-color="transparent" style:font-weight-asian="bold" style:font-weight-complex="bold"/>
    </style:style>
    <style:style style:name="P6" style:family="paragraph" style:parent-style-name="Table_20_Contents">
      <style:text-properties style:font-name="Arial" officeooo:rsid="000ec8f4" officeooo:paragraph-rsid="000ec8f4"/>
    </style:style>
    <style:style style:name="P7" style:family="paragraph" style:parent-style-name="Standard_20__28_user_29_" style:master-page-name="Standard">
      <style:paragraph-properties fo:text-align="center" style:justify-single-word="false" style:page-number="auto"/>
    </style:style>
    <style:style style:name="P8" style:family="paragraph" style:parent-style-name="Standard_20__28_user_29_" style:list-style-name="WWNum1">
      <style:paragraph-properties fo:text-align="justify" style:justify-single-word="false"/>
      <style:text-properties style:font-name="Arial" fo:font-weight="bold" style:font-weight-asian="bold" style:font-weight-complex="bold"/>
    </style:style>
    <style:style style:name="P9" style:family="paragraph" style:parent-style-name="Standard_20__28_user_29_" style:list-style-name="WWNum1">
      <style:paragraph-properties fo:text-align="start" style:justify-single-word="false"/>
      <style:text-properties style:font-name="Arial" fo:font-style="italic" fo:font-weight="normal" officeooo:rsid="00096559" officeooo:paragraph-rsid="00096559" style:font-style-asian="italic" style:font-weight-asian="normal" style:font-style-complex="italic" style:font-weight-complex="normal"/>
    </style:style>
    <style:style style:name="P10" style:family="paragraph" style:parent-style-name="Standard_20__28_user_29_" style:list-style-name="WWNum1">
      <style:paragraph-properties fo:text-align="justify" style:justify-single-word="false"/>
      <style:text-properties style:font-name="Arial" fo:font-style="italic" fo:font-weight="normal" officeooo:rsid="000b0183" officeooo:paragraph-rsid="000b0183" style:font-style-asian="italic" style:font-weight-asian="normal" style:font-style-complex="italic" style:font-weight-complex="normal"/>
    </style:style>
    <style:style style:name="P11" style:family="paragraph" style:parent-style-name="Standard_20__28_user_29_" style:list-style-name="WWNum1">
      <style:paragraph-properties fo:text-align="justify" style:justify-single-word="false"/>
      <style:text-properties style:font-name="Arial" fo:font-style="italic" fo:font-weight="normal" officeooo:rsid="000c4317" officeooo:paragraph-rsid="000c4317" style:font-style-asian="italic" style:font-weight-asian="normal" style:font-style-complex="italic" style:font-weight-complex="normal"/>
    </style:style>
    <style:style style:name="P12" style:family="paragraph" style:parent-style-name="Standard_20__28_user_29_" style:list-style-name="WWNum1">
      <style:paragraph-properties fo:text-align="justify" style:justify-single-word="false"/>
      <style:text-properties fo:color="#000000" loext:opacity="100%" style:font-name="Arial" fo:font-size="12pt" fo:font-style="italic" fo:font-weight="normal" officeooo:rsid="000c4317" officeooo:paragraph-rsid="000c4317" style:font-size-asian="12pt" style:font-style-asian="italic" style:font-weight-asian="normal" style:font-size-complex="12pt" style:font-style-complex="italic" style:font-weight-complex="normal"/>
    </style:style>
    <style:style style:name="P13" style:family="paragraph" style:parent-style-name="Standard_20__28_user_29_" style:list-style-name="WWNum1">
      <style:paragraph-properties fo:text-align="justify" style:justify-single-word="false"/>
      <style:text-properties fo:color="#000000" loext:opacity="100%" style:font-name="Arial" fo:font-size="12pt" fo:font-style="italic" fo:font-weight="normal" officeooo:rsid="000e1f27" officeooo:paragraph-rsid="000e1f27" style:font-size-asian="12pt" style:font-style-asian="italic" style:font-weight-asian="normal" style:font-size-complex="12pt" style:font-style-complex="italic" style:font-weight-complex="normal"/>
    </style:style>
    <style:style style:name="T1" style:family="text">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style:font-name="Arial" fo:font-size="18pt" style:text-underline-style="solid" style:text-underline-width="auto" style:text-underline-color="font-color" fo:font-weight="bold" officeooo:rsid="00109075" style:font-size-asian="18pt" style:font-weight-asian="bold" style:font-size-complex="18pt" style:font-weight-complex="bold"/>
    </style:style>
    <style:style style:name="T3" style:family="text">
      <style:text-properties style:font-name="Arial" style:text-underline-style="solid" style:text-underline-width="auto" style:text-underline-color="font-color" fo:font-weight="bold" style:font-weight-asian="bold" style:font-weight-complex="bold"/>
    </style:style>
    <style:style style:name="T4" style:family="text">
      <style:text-properties officeooo:rsid="000b0183"/>
    </style:style>
    <style:style style:name="T5" style:family="text">
      <style:text-properties fo:font-variant="normal" fo:text-transform="none" style:font-name="Arial1" fo:letter-spacing="normal"/>
    </style:style>
    <style:style style:name="T6" style:family="text">
      <style:text-properties fo:font-variant="normal" fo:text-transform="none" style:font-name="Arial1" fo:letter-spacing="normal" loext:padding="0cm" loext:border="none"/>
    </style:style>
    <style:style style:name="T7" style:family="text">
      <style:text-properties fo:font-variant="normal" fo:text-transform="none" fo:letter-spacing="normal"/>
    </style:style>
    <style:style style:name="T8"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Exercicis Tema </text:span><text:span text:style-name="T2">2</text:span><text:span text:style-name="T1"> </text:span><text:span text:style-name="T3">(recordeu que sempre heu de raonar les respostes)</text:span></text:p>
      <text:p text:style-name="P1"/>
      <text:list text:style-name="WWNum1">
        <text:list-item>
          <text:p text:style-name="P8">Quins 2 principis fonamentals ha de complir una nova idea de negoci per tal de tenir certes opcions d'èxit?</text:p>
          <text:p text:style-name="P9">Que siga innovadora i que tinga un factor diferenciador.</text:p>
          <text:p text:style-name="P8"/>
        </text:list-item>
        <text:list-item>
          <text:p text:style-name="P8">Una idea de negoci pot sorgir fonamentalment de 2 fonts diferents. Quines són aquestes fonts?</text:p>
          <text:p text:style-name="P9">Dels coneiximents personals o de l’observació de l’entorn.</text:p>
          <text:p text:style-name="P8"/>
        </text:list-item>
        <text:list-item>
          <text:p text:style-name="P8">Carles Jiménez ha quedat a l'atur i com a manera de trobar feina ha decidit muntar un xicotet negoci de reparació d'ordinadors. Un amic li diu que és una errada muntar un negoci per necessitat, que al primer problema es vindrà baix. Tanmateix, Carles insisteix. És cert que com li ha dit l'amic crear un negoci per necessitat pot ser perillós? En cas afirmatiu, quines característiques ha de reunir Carles per resoldre l'esmentat handicap?</text:p>
          <text:p text:style-name="P9">Emp<text:span text:style-name="T4">r</text:span>endre per neces<text:span text:style-name="T4">s</text:span>itat i no per gust és un error, ja que podem no estar suficientment <text:span text:style-name="T8">motivats</text:span>.<text:line-break/>Per a resoldre aquest problema el primer que s’ha de fer és emp<text:span text:style-name="T4">r</text:span>endre amb alguna cosa que ens agrade, però també s’han de tindre moltes ganes de treballar i prou ‘esquena’ per a sobreposar-nos als problemes que puguen sortir.</text:p>
          <text:p text:style-name="P8"/>
        </text:list-item>
        <text:list-item>
          <text:p text:style-name="P8">La creació d'una guarderia és una idea que pot tenir èxit? Quin tipus de canvi ha provocat l’augment de guarderies als països occidentals?</text:p>
          <text:p text:style-name="P10">Si, ja que malgrat que la població té pocs fills, també han baixat el nombre de guarderies públiques, la gent té menys temps, ja que ara els homes i les dones treballen i també hi ha població immigrant que sí que tenen tasses de fertilitat més elevades i estan copant les guarderies públiques.</text:p>
          <text:p text:style-name="P8"/>
        </text:list-item>
        <text:list-item>
          <text:p text:style-name="P8">Pensa almenys en una idea de negoci que es puga aprofitar dels canvis que s'han produït en les pors de la població.</text:p>
          <text:p text:style-name="P11">Gimnàs/camp d’entrenament per a supervivència. Últimament s’escolta que estem prop d’una possible tercera guerra mundial. Pot ser que algunes persones s’animarien a, en volta de anar al gimnàs, fer jornades de supervivència al camp.</text:p>
          <text:p text:style-name="P8"/>
        </text:list-item>
        <text:list-item>
          <text:p text:style-name="P8">Què és el factor diferenciador d'una empresa? Pensa en un factor diferenciador de tipus pràctic per a un negoci d'informàtica.</text:p>
          <text:p text:style-name="P12"><text:span text:style-name="T5">És</text:span><text:span text:style-name="T7"> </text:span><text:span text:style-name="T5">qualsevol</text:span><text:span text:style-name="T7"> </text:span><text:span text:style-name="T5">aspecte que diferencie els nostres productes</text:span><text:span text:style-name="T7"> </text:span><text:span text:style-name="T5">dels de la competència.</text:span></text:p>
          <text:p text:style-name="P12"><text:span text:style-name="T5">Per exemple un servei tècnic ultraràpid i personalitzat (així és com PC Componentes es va fer famós).</text:span></text:p>
          <text:p text:style-name="P8"/>
        </text:list-item>
        <text:list-item>
          <text:p text:style-name="P8">Pots pensar en algun canvi del macro entorn, com ara una normativa legal, que puga influir en la viabilitat d'algun negoci informàtic? Alguna oportunitat o algun perill que hagen dut aquests canvis per a determinades idees de negoci relacionades amb la informàtica? (penseu per exemple en la creació d'un programa per controlar determinades actituds prohibides per una normativa).</text:p>
          <text:p text:style-name="P13"><text:span text:style-name="T5">Les Intel·ligències Artificials estan sent regulades per primera vegada en el món per la Comissió Europea. És un perill, però també una oportunitat, ja que les grans empreses </text:span><text:span text:style-name="T6">d'Inteligencia</text:span><text:span text:style-name="T7"> </text:span><text:span text:style-name="T5">Artificial no </text:span><text:span text:style-name="T6">s’</text:span><text:span text:style-name="T5">estan</text:span><text:span text:style-name="T7"> </text:span><text:span text:style-name="T5">establint en Europa i això</text:span><text:span text:style-name="T7"> </text:span><text:span text:style-name="T5">deixa un espai perquè altres més xicotetes puguen sortir. El perill és</text:span><text:span text:style-name="T7"> </text:span><text:span text:style-name="T5">que </text:span><text:soft-page-break/><text:span text:style-name="T5">precisament estes</text:span><text:span text:style-name="T7"> </text:span><text:span text:style-name="T5">normatives és</text:span><text:span text:style-name="T7"> </text:span><text:span text:style-name="T5">facen</text:span><text:span text:style-name="T7"> </text:span><text:span text:style-name="T5">més</text:span><text:span text:style-name="T7"> </text:span><text:span text:style-name="T5">dures en el futur i tinguem</text:span><text:span text:style-name="T7"> </text:span><text:span text:style-name="T5">que invertir massa recursos </text:span><text:span text:style-name="T6">en</text:span><text:span text:style-name="T7"> </text:span><text:span text:style-name="T5">modificar els productes per a satisfer</text:span><text:span text:style-name="T6">-les</text:span><text:span text:style-name="T5">.</text:span></text:p>
          <text:p text:style-name="P8"/>
        </text:list-item>
        <text:list-item>
          <text:p text:style-name="P8">Completa la taula:</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P5">Canvi social</text:p>
          </table:table-cell>
          <table:table-cell table:style-name="Tabla1.B1" office:value-type="string">
            <text:p text:style-name="P4">Necessitats i negocis</text:p>
          </table:table-cell>
          <table:table-cell table:style-name="Tabla1.C1" office:value-type="string">
            <text:p text:style-name="P4">Idees innovadores</text:p>
          </table:table-cell>
        </table:table-row>
        <table:table-row>
          <table:table-cell table:style-name="Tabla1.A2" office:value-type="string">
            <text:p text:style-name="P2">Augment en l'esperança de vida</text:p>
          </table:table-cell>
          <table:table-cell table:style-name="Tabla1.B2" office:value-type="string">
            <text:p text:style-name="P3">Proliferació de resicències i centres de dia, serveis a domicili, serveis d'oci, cultura...</text:p>
          </table:table-cell>
          <table:table-cell table:style-name="Tabla1.C2" office:value-type="string">
            <text:p text:style-name="P6">Plataforma de busqueda de cuidadors/ancians a domicili.<text:line-break/></text:p>
          </table:table-cell>
        </table:table-row>
        <table:table-row>
          <table:table-cell table:style-name="Tabla1.A2" office:value-type="string">
            <text:p text:style-name="P3">Mes soletat</text:p>
          </table:table-cell>
          <table:table-cell table:style-name="Tabla1.B2" office:value-type="string">
            <text:p text:style-name="P3">Buscar parella per internet, xarxes socials, associacions de temps lleure i oci...</text:p>
          </table:table-cell>
          <table:table-cell table:style-name="Tabla1.C2" office:value-type="string">
            <text:p text:style-name="P6">Página web de mapes per a Jocs de Guerra interactius de cualsevol índole.</text:p>
          </table:table-cell>
        </table:table-row>
        <table:table-row>
          <table:table-cell table:style-name="Tabla1.A2" office:value-type="string">
            <text:p text:style-name="P3">Preocupació pel medi ambient</text:p>
          </table:table-cell>
          <table:table-cell table:style-name="Tabla1.B2" office:value-type="string">
            <text:p text:style-name="P3">Empreses del sector ambiental: agricultura ecològica, ecoturisme, gestió de residus..</text:p>
          </table:table-cell>
          <table:table-cell table:style-name="Tabla1.C2" office:value-type="string">
            <text:p text:style-name="P6">Contenidors de vidre on es puguen depossitar botelles y pots estandar com antigament per a re-utilitzarlos.</text:p>
          </table:table-cell>
        </table:table-row>
        <table:table-row>
          <table:table-cell table:style-name="Tabla1.A2" office:value-type="string">
            <text:p text:style-name="P3">Noves tecnologies</text:p>
          </table:table-cell>
          <table:table-cell table:style-name="Tabla1.B2" office:value-type="string">
            <text:p text:style-name="P3">Empreses de telecomunicaions, videojocs, programació, internet, telèfons mòbils...</text:p>
          </table:table-cell>
          <table:table-cell table:style-name="Tabla1.C2" office:value-type="string">
            <text:p text:style-name="P6">Videojoc en primera persona de realitat augmentada en edificis reals.</text:p>
          </table:table-cell>
        </table:table-row>
        <table:table-row>
          <table:table-cell table:style-name="Tabla1.A2" office:value-type="string">
            <text:p text:style-name="P3"/>
            <text:p text:style-name="P3">Preocupació creixent per la seguretat</text:p>
          </table:table-cell>
          <table:table-cell table:style-name="Tabla1.B2" office:value-type="string">
            <text:p text:style-name="P3"/>
            <text:p text:style-name="P3">Enviament a domicili, empreses de neteja, de rentat i planxat amb recolida i enviament a domicili, negocis 24 h...</text:p>
          </table:table-cell>
          <table:table-cell table:style-name="Tabla1.C2" office:value-type="string">
            <text:p text:style-name="P6">Empresa de cámares amb IA de reconeiximent de patróns i identificació de situacions perilloses.</text:p>
          </table:table-cell>
        </table:table-row>
      </table:table>
      <text:list text:continue-numbering="true" text:style-name="WWNum1">
        <text:list-header>
          <text:p text:style-name="P8"/>
          <text:p text:style-name="P8"/>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Helvetica, Verdana, sans-serif"/>
    <style:font-face style:name="Droid Sans Fallback" svg:font-family="'Droid Sans Fallback'" style:font-family-generic="system" style:font-pitch="variable"/>
    <style:font-face style:name="Lohit Devanagari" svg:font-family="'Lohit Devanagari'"/>
    <style:font-face style:name="Lohit Hindi" svg:font-family="'Lohit Hind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est </meta:initial-creator>
    <meta:editing-cycles>9</meta:editing-cycles>
    <meta:creation-date>2017-10-14T07:15:00</meta:creation-date>
    <dc:date>2024-12-21T19:20:30.388145269</dc:date>
    <meta:editing-duration>PT36M49S</meta:editing-duration>
    <meta:generator>LibreOffice/24.2.7.2$Linux_X86_64 LibreOffice_project/420$Build-2</meta:generator>
    <meta:document-statistic meta:table-count="1" meta:image-count="0" meta:object-count="0" meta:page-count="2" meta:paragraph-count="35" meta:word-count="662" meta:character-count="4127" meta:non-whitespace-character-count="35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